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ans-serif"/>
    <style:font-face style:name="Mangal1" svg:font-family="Manga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rlito"/>
    </style:style>
    <style:style style:name="P3" style:family="paragraph" style:parent-style-name="Standard">
      <style:text-properties style:font-name="Carlito" officeooo:rsid="000ec7bd" officeooo:paragraph-rsid="000ec7bd"/>
    </style:style>
    <style:style style:name="P4" style:family="paragraph" style:parent-style-name="Text_20_body">
      <style:text-properties style:font-name="Carlito"/>
    </style:style>
    <style:style style:name="P5" style:family="paragraph" style:parent-style-name="Text_20_body">
      <style:text-properties style:font-name="Carlito" fo:font-size="12pt"/>
    </style:style>
    <style:style style:name="P6" style:family="paragraph" style:parent-style-name="Text_20_body">
      <style:text-properties style:font-name="Carlito" fo:font-size="12pt" officeooo:rsid="001107a3" officeooo:paragraph-rsid="001107a3"/>
    </style:style>
    <style:style style:name="P7" style:family="paragraph" style:parent-style-name="Text_20_body">
      <style:text-properties style:font-name="Carlito" fo:font-size="12pt" officeooo:rsid="000d0423" officeooo:paragraph-rsid="000d0423" style:font-size-asian="12pt" style:font-size-complex="12pt"/>
    </style:style>
    <style:style style:name="P8" style:family="paragraph" style:parent-style-name="Text_20_body">
      <style:text-properties style:font-name="Carlito" fo:font-size="12pt" officeooo:paragraph-rsid="001107a3"/>
    </style:style>
    <style:style style:name="P9" style:family="paragraph" style:parent-style-name="Text_20_body">
      <style:text-properties style:font-name="Carlito" fo:font-size="12pt" officeooo:paragraph-rsid="00143226"/>
    </style:style>
    <style:style style:name="P10" style:family="paragraph" style:parent-style-name="Text_20_body">
      <style:text-properties style:font-name="Carlito" officeooo:paragraph-rsid="001107a3"/>
    </style:style>
    <style:style style:name="P11" style:family="paragraph" style:parent-style-name="Text_20_body">
      <style:text-properties style:font-name="Carlito" officeooo:rsid="001107a3" officeooo:paragraph-rsid="00129cda"/>
    </style:style>
    <style:style style:name="P12" style:family="paragraph" style:parent-style-name="Text_20_body">
      <style:text-properties style:font-name="Carlito" officeooo:rsid="00129cda" officeooo:paragraph-rsid="00129cda"/>
    </style:style>
    <style:style style:name="P13" style:family="paragraph" style:parent-style-name="Text_20_body">
      <style:text-properties style:font-name="Carlito" officeooo:rsid="00129cda" officeooo:paragraph-rsid="00143226"/>
    </style:style>
    <style:style style:name="T1" style:family="text">
      <style:text-properties fo:font-size="12pt"/>
    </style:style>
    <style:style style:name="T2" style:family="text">
      <style:text-properties fo:font-size="12pt" officeooo:rsid="000d0423"/>
    </style:style>
    <style:style style:name="T3" style:family="text">
      <style:text-properties fo:font-size="12pt" officeooo:rsid="000ec7bd"/>
    </style:style>
    <style:style style:name="T4" style:family="text">
      <style:text-properties fo:font-size="12pt" officeooo:rsid="001107a3"/>
    </style:style>
    <style:style style:name="T5" style:family="text">
      <style:text-properties fo:font-size="12pt" officeooo:rsid="00129cda"/>
    </style:style>
    <style:style style:name="T6" style:family="text">
      <style:text-properties fo:font-size="12pt" officeooo:rsid="00143226"/>
    </style:style>
    <style:style style:name="T7" style:family="text">
      <style:text-properties fo:font-size="12pt" officeooo:rsid="001446a1"/>
    </style:style>
    <style:style style:name="T8" style:family="text">
      <style:text-properties officeooo:rsid="000d0423"/>
    </style:style>
    <style:style style:name="T9" style:family="text">
      <style:text-properties style:text-position="super 58%"/>
    </style:style>
    <style:style style:name="T10" style:family="text">
      <style:text-properties officeooo:rsid="001107a3"/>
    </style:style>
    <style:style style:name="T11" style:family="text">
      <style:text-properties style:text-position="0% 100%"/>
    </style:style>
    <style:style style:name="T12" style:family="text">
      <style:text-properties style:font-name="Carlito"/>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fo:letter-spacing="normal" fo:font-style="normal" fo:font-weight="normal" officeooo:rsid="001107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nathon C Clark</text:p>
      <text:p text:style-name="P2">818 SW 3<text:span text:style-name="T9">rd</text:span> Ave #186</text:p>
      <text:p text:style-name="P2">Portland, OR 97204-2405</text:p>
      <text:p text:style-name="P1"><text:a xlink:type="simple" xlink:href="mailto:jc@saipanteh.com" text:style-name="Internet_20_link" text:visited-style-name="Visited_20_Internet_20_Link"><text:span text:style-name="T12">jc@saipantech.com</text:span></text:a><text:span text:style-name="T12"><text:tab/></text:span></text:p>
      <text:p text:style-name="P2">(670) 483-8684</text:p>
      <text:p text:style-name="P6"/>
      <text:p text:style-name="P7"><text:span text:style-name="T10">4/29/20</text:span>1<text:span text:style-name="T10">9</text:span></text:p>
      <text:p text:style-name="P7"><text:span text:style-name="T13">O</text:span><text:span text:style-name="T14">regon </text:span><text:span text:style-name="T13">P</text:span><text:span text:style-name="T14">ublic </text:span><text:span text:style-name="T13">B</text:span><text:span text:style-name="T14">roadcasting</text:span><text:line-break/><text:span text:style-name="T13">7140 SW Macadam Avenue</text:span><text:line-break/><text:span text:style-name="T13">Portland, OR 97219</text:span></text:p>
      <text:p text:style-name="P7"/>
      <text:p text:style-name="P8"><text:span text:style-name="T8">I </text:span>am keenly interested and well qualified for th<text:span text:style-name="T10">e </text:span>position of <text:span text:style-name="T10">IT Director at OPB.</text:span></text:p>
      <text:p text:style-name="P10"><text:span text:style-name="T2">I would be so very proud to have an opportunity to work with </text:span><text:span text:style-name="T4">OPB. Upon seeing the position I have put everything on hold today to ensure </text:span><text:span text:style-name="T7">that </text:span><text:span text:style-name="T4">I prepare my application and cover letter.</text:span></text:p>
      <text:p text:style-name="P11"><text:span text:style-name="T1">I am currently living on the island of Saipan. <text:s/></text:span><text:span text:style-name="T6">This is an almost forgotten remote US outpost on the edge of the empire. <text:s/>The departure point for the Enola Gay. </text:span><text:span text:style-name="T1">I have been here strengthening my skills and doing my best to modernize the equipment and improve the digital culture and demonstrate the power and capabilities </text:span><text:span text:style-name="T5">of technology </text:span><text:span text:style-name="T6">to all whom I meet</text:span><text:span text:style-name="T5">. <text:s text:c="2"/></text:span><text:span text:style-name="T6">I consider myself a Digital Ambassador.</text:span></text:p>
      <text:p text:style-name="P12"><text:span text:style-name="T1">During my 5 years here we have endured 2 major typhoons which were catacl</text:span><text:span text:style-name="T6">y</text:span><text:span text:style-name="T1">smic events in all of our lives. Recovering from adversity humbles and gives one clarity. My personal leadership skills as well as my developing knowledge of young people growing up in the “new world media order” has prepared me for my next challenge. </text:span></text:p>
      <text:p text:style-name="P13"><text:span text:style-name="T6">Here at the school, my resignation will be effective </text:span><text:span text:style-name="T1">in a few short weeks and I will be relocating back to Portland. <text:s/>In this cover letter, I cannot begin to tell you how </text:span><text:span text:style-name="T6">much </text:span><text:span text:style-name="T1">I would love to be part of the OPB team. <text:s/>I will say that I have an impeccable record and a tireless work ethic which can be corr</text:span><text:span text:style-name="T6">o</text:span><text:span text:style-name="T1">borated by </text:span><text:span text:style-name="T7">any of my</text:span><text:span text:style-name="T1"> my previous </text:span><text:span text:style-name="T7">employers/</text:span><text:span text:style-name="T1">supervisors. </text:span></text:p>
      <text:p text:style-name="P9"/>
      <text:p text:style-name="P4"><text:span text:style-name="T1">I </text:span><text:span text:style-name="T3">look forward </text:span><text:span text:style-name="T1">to hear</text:span><text:span text:style-name="T3">ing</text:span><text:span text:style-name="T1"> from you soon.</text:span> </text:p>
      <text:p text:style-name="P5"/>
      <text:p text:style-name="P4"><text:span text:style-name="T1">Thank You</text:span> </text:p>
      <text:p text:style-name="P3">Jonathon (JC) Cl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ans-serif"/>
    <style:font-face style:name="Mangal1" svg:font-family="Manga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8:00:32.100175542</meta:creation-date>
    <dc:date>2019-04-29T12:48:00.342209959</dc:date>
    <meta:editing-duration>PT7M23S</meta:editing-duration>
    <meta:editing-cycles>2</meta:editing-cycles>
    <meta:generator>LibreOffice/6.0.4.2$Linux_X86_64 LibreOffice_project/9b0d9b32d5dcda91d2f1a96dc04c645c450872bf</meta:generator>
    <meta:document-statistic meta:table-count="0" meta:image-count="0" meta:object-count="0" meta:page-count="1" meta:paragraph-count="15" meta:word-count="282" meta:character-count="1587" meta:non-whitespace-character-count="1309"/>
  </office:meta>
</office:document-meta>
</file>